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Tabela1" style:family="table">
      <style:table-properties style:width="8.731cm" fo:margin-left="4.138cm" fo:margin-right="4.129cm" table:align="margins"/>
    </style:style>
    <style:style style:name="Tabela1.A" style:family="table-column">
      <style:table-column-properties style:column-width="8.731cm" style:rel-column-width="4950*"/>
    </style:style>
    <style:style style:name="Tabela1.A1" style:family="table-cell">
      <style:table-cell-properties fo:padding="0.097cm" fo:border="0.002cm solid #000000"/>
    </style:style>
    <style:style style:name="P1" style:family="paragraph" style:parent-style-name="Preformatted_20_Text">
      <style:paragraph-properties fo:line-height="150%" fo:text-align="start" style:justify-single-word="false"/>
      <style:text-properties fo:language="en" fo:country="GB" style:language-asian="zxx" style:country-asian="none" style:language-complex="zxx" style:country-complex="none"/>
    </style:style>
    <style:style style:name="P2" style:family="paragraph" style:parent-style-name="Header">
      <style:paragraph-properties fo:line-height="150%" fo:text-align="center" style:justify-single-word="false"/>
      <style:text-properties fo:language="en" fo:country="GB" style:language-asian="zxx" style:country-asian="none" style:language-complex="zxx" style:country-complex="none"/>
    </style:style>
    <style:style style:name="P3" style:family="paragraph" style:parent-style-name="Text_20_body">
      <style:paragraph-properties fo:line-height="150%" fo:text-align="center" style:justify-single-word="false"/>
      <style:text-properties fo:language="en" fo:country="GB" style:language-asian="zxx" style:country-asian="none" style:language-complex="zxx" style:country-complex="none"/>
    </style:style>
    <style:style style:name="P4" style:family="paragraph" style:parent-style-name="Text_20_body">
      <style:paragraph-properties fo:line-height="150%" fo:text-align="start" style:justify-single-word="false"/>
      <style:text-properties fo:language="en" fo:country="GB" style:language-asian="zxx" style:country-asian="none" style:language-complex="zxx" style:country-complex="none"/>
    </style:style>
    <style:style style:name="P5" style:family="paragraph" style:parent-style-name="Text_20_body">
      <style:paragraph-properties fo:line-height="150%" fo:text-align="start" style:justify-single-word="false">
        <style:tab-stops/>
      </style:paragraph-properties>
      <style:text-properties fo:language="en" fo:country="GB" style:language-asian="zxx" style:country-asian="none" style:language-complex="zxx" style:country-complex="none"/>
    </style:style>
    <style:style style:name="P6" style:family="paragraph" style:parent-style-name="Text_20_body" style:list-style-name="L5">
      <style:paragraph-properties fo:line-height="150%" fo:text-align="start" style:justify-single-word="false">
        <style:tab-stops/>
      </style:paragraph-properties>
      <style:text-properties fo:language="en" fo:country="GB" style:language-asian="zxx" style:country-asian="none" style:language-complex="zxx" style:country-complex="none"/>
    </style:style>
    <style:style style:name="P7" style:family="paragraph" style:parent-style-name="Text_20_body" style:list-style-name="L6">
      <style:paragraph-properties fo:line-height="150%" fo:text-align="start" style:justify-single-word="false">
        <style:tab-stops/>
      </style:paragraph-properties>
      <style:text-properties fo:language="en" fo:country="GB" style:language-asian="zxx" style:country-asian="none" style:language-complex="zxx" style:country-complex="none"/>
    </style:style>
    <style:style style:name="P8" style:family="paragraph" style:parent-style-name="Text_20_body" style:list-style-name="L1">
      <style:paragraph-properties fo:line-height="150%" fo:text-align="start" style:justify-single-word="false">
        <style:tab-stops/>
      </style:paragraph-properties>
      <style:text-properties fo:language="en" fo:country="GB" style:language-asian="zxx" style:country-asian="none" style:language-complex="zxx" style:country-complex="none"/>
    </style:style>
    <style:style style:name="P9" style:family="paragraph" style:parent-style-name="Text_20_body" style:list-style-name="L2">
      <style:paragraph-properties fo:line-height="150%" fo:text-align="start" style:justify-single-word="false"/>
      <style:text-properties fo:language="en" fo:country="GB" style:language-asian="zxx" style:country-asian="none" style:language-complex="zxx" style:country-complex="none"/>
    </style:style>
    <style:style style:name="P10" style:family="paragraph" style:parent-style-name="Text_20_body" style:list-style-name="L8">
      <style:paragraph-properties fo:line-height="150%" fo:text-align="start" style:justify-single-word="false"/>
      <style:text-properties fo:language="en" fo:country="GB" style:language-asian="zxx" style:country-asian="none" style:language-complex="zxx" style:country-complex="none"/>
    </style:style>
    <style:style style:name="P11" style:family="paragraph" style:parent-style-name="Text_20_body" style:list-style-name="L19">
      <style:paragraph-properties fo:line-height="150%" fo:text-align="start" style:justify-single-word="false"/>
      <style:text-properties fo:language="en" fo:country="GB" style:language-asian="zxx" style:country-asian="none" style:language-complex="zxx" style:country-complex="none"/>
    </style:style>
    <style:style style:name="P12" style:family="paragraph" style:parent-style-name="Text_20_body">
      <style:paragraph-properties fo:line-height="150%" fo:text-align="justify" style:justify-single-word="false"/>
      <style:text-properties fo:language="en" fo:country="GB" style:language-asian="zxx" style:country-asian="none" style:language-complex="zxx" style:country-complex="none"/>
    </style:style>
    <style:style style:name="P13" style:family="paragraph" style:parent-style-name="Text_20_body">
      <style:paragraph-properties fo:line-height="150%" fo:text-align="start" style:justify-single-word="false">
        <style:tab-stops/>
      </style:paragraph-properties>
      <style:text-properties fo:language="en" fo:country="GB" fo:font-weight="normal" style:language-asian="zxx" style:country-asian="none" style:font-weight-asian="normal" style:language-complex="zxx" style:country-complex="none" style:font-weight-complex="normal"/>
    </style:style>
    <style:style style:name="P14" style:family="paragraph" style:parent-style-name="Text_20_body" style:list-style-name="L1">
      <style:paragraph-properties fo:line-height="150%" fo:text-align="start" style:justify-single-word="false">
        <style:tab-stops/>
      </style:paragraph-properties>
      <style:text-properties fo:language="en" fo:country="GB" fo:font-weight="normal" style:language-asian="zxx" style:country-asian="none" style:font-weight-asian="normal" style:language-complex="zxx" style:country-complex="none" style:font-weight-complex="normal"/>
    </style:style>
    <style:style style:name="P15" style:family="paragraph" style:parent-style-name="Text_20_body" style:list-style-name="L7">
      <style:paragraph-properties fo:line-height="150%" fo:text-align="start" style:justify-single-word="false"/>
    </style:style>
    <style:style style:name="P16" style:family="paragraph" style:parent-style-name="Text_20_body" style:list-style-name="L8">
      <style:paragraph-properties fo:line-height="150%" fo:text-align="start" style:justify-single-word="false"/>
    </style:style>
    <style:style style:name="P17" style:family="paragraph" style:parent-style-name="Text_20_body">
      <style:paragraph-properties fo:line-height="150%" fo:text-align="start" style:justify-single-word="false"/>
      <style:text-properties fo:font-size="12pt" fo:language="en" fo:country="GB" style:font-size-asian="12pt" style:language-asian="zxx" style:country-asian="none" style:font-size-complex="12pt" style:language-complex="zxx" style:country-complex="none"/>
    </style:style>
    <style:style style:name="P18" style:family="paragraph" style:parent-style-name="Text_20_body">
      <style:paragraph-properties fo:margin-left="0.079cm" fo:margin-right="0cm" fo:line-height="150%" fo:text-align="start" style:justify-single-word="false" fo:text-indent="-0.026cm" style:auto-text-indent="false">
        <style:tab-stops/>
      </style:paragraph-properties>
      <style:text-properties fo:language="en" fo:country="GB" style:language-asian="zxx" style:country-asian="none" style:language-complex="zxx" style:country-complex="none"/>
    </style:style>
    <style:style style:name="P19" style:family="paragraph" style:parent-style-name="Text_20_body">
      <style:paragraph-properties fo:margin-left="0.026cm" fo:margin-right="0cm" fo:text-align="justify" style:justify-single-word="false" fo:text-indent="-0.053cm" style:auto-text-indent="false">
        <style:tab-stops/>
      </style:paragraph-properties>
      <style:text-properties fo:language="en" fo:country="GB" style:language-asian="zxx" style:country-asian="none" style:language-complex="zxx" style:country-complex="none"/>
    </style:style>
    <style:style style:name="P20" style:family="paragraph" style:parent-style-name="Text_20_body">
      <style:paragraph-properties fo:margin-left="0.026cm" fo:margin-right="0cm" fo:line-height="150%" fo:text-align="justify" style:justify-single-word="false" fo:text-indent="-0.053cm" style:auto-text-indent="false">
        <style:tab-stops/>
      </style:paragraph-properties>
      <style:text-properties fo:language="en" fo:country="GB" style:language-asian="zxx" style:country-asian="none" style:language-complex="zxx" style:country-complex="none"/>
    </style:style>
    <style:style style:name="P21" style:family="paragraph" style:parent-style-name="Heading_20_1">
      <style:paragraph-properties fo:line-height="150%" fo:text-align="center" style:justify-single-word="false"/>
      <style:text-properties fo:language="en" fo:country="GB" style:language-asian="zxx" style:country-asian="none" style:language-complex="zxx" style:country-complex="none"/>
    </style:style>
    <style:style style:name="P22" style:family="paragraph" style:parent-style-name="Heading_20_1">
      <style:paragraph-properties fo:line-height="150%" fo:text-align="start" style:justify-single-word="false"/>
      <style:text-properties fo:language="en" fo:country="GB" style:language-asian="zxx" style:country-asian="none" style:language-complex="zxx" style:country-complex="none"/>
    </style:style>
    <style:style style:name="P23" style:family="paragraph" style:parent-style-name="Heading_20_1">
      <style:paragraph-properties fo:margin-left="2.667cm" fo:margin-right="0cm" fo:line-height="150%" fo:text-align="center" style:justify-single-word="false" fo:text-indent="-2.593cm" style:auto-text-indent="false">
        <style:tab-stops/>
      </style:paragraph-properties>
      <style:text-properties fo:language="en" fo:country="GB" style:language-asian="zxx" style:country-asian="none" style:language-complex="zxx" style:country-complex="none"/>
    </style:style>
    <style:style style:name="P24" style:family="paragraph" style:parent-style-name="Heading_20_1">
      <style:paragraph-properties fo:margin-left="0.026cm" fo:margin-right="0cm" fo:text-align="center" style:justify-single-word="false" fo:text-indent="-0.762cm" style:auto-text-indent="false">
        <style:tab-stops/>
      </style:paragraph-properties>
      <style:text-properties fo:language="en" fo:country="GB" style:language-asian="zxx" style:country-asian="none" style:language-complex="zxx" style:country-complex="none"/>
    </style:style>
    <style:style style:name="P25" style:family="paragraph" style:parent-style-name="Heading_20_3">
      <style:paragraph-properties fo:line-height="150%" fo:text-align="center" style:justify-single-word="false"/>
      <style:text-properties fo:language="en" fo:country="GB" style:language-asian="zxx" style:country-asian="none" style:language-complex="zxx" style:country-complex="none"/>
    </style:style>
    <style:style style:name="P26" style:family="paragraph" style:parent-style-name="Heading_20_3">
      <style:paragraph-properties fo:margin-left="3.175cm" fo:margin-right="0cm" fo:line-height="150%" fo:text-align="center" style:justify-single-word="false" fo:text-indent="-3.201cm" style:auto-text-indent="false">
        <style:tab-stops/>
      </style:paragraph-properties>
      <style:text-properties fo:language="en" fo:country="GB" style:language-asian="zxx" style:country-asian="none" style:language-complex="zxx" style:country-complex="none"/>
    </style:style>
    <style:style style:name="P27" style:family="paragraph" style:parent-style-name="Heading_20_3">
      <style:paragraph-properties fo:margin-left="3.175cm" fo:margin-right="0cm" fo:line-height="150%" fo:text-align="center" style:justify-single-word="false" fo:text-indent="-3.122cm" style:auto-text-indent="false">
        <style:tab-stops/>
      </style:paragraph-properties>
    </style:style>
    <style:style style:name="P28" style:family="paragraph" style:parent-style-name="Contents_20_1">
      <style:paragraph-properties>
        <style:tab-stops>
          <style:tab-stop style:position="16.999cm" style:type="right" style:leader-style="dotted" style:leader-text="."/>
        </style:tab-stops>
      </style:paragraph-properties>
    </style:style>
    <style:style style:name="P29"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style:language-asian="zxx" style:country-asian="none" style:font-weight-complex="normal"/>
    </style:style>
    <style:style style:name="T5" style:family="text">
      <style:text-properties fo:font-weight="normal" style:language-asian="zxx" style:country-asian="none" style:font-weight-asian="normal" style:language-complex="zxx" style:country-complex="none" style:font-weight-complex="normal"/>
    </style:style>
    <style:style style:name="T6" style:family="text">
      <style:text-properties fo:font-weight="normal" style:font-weight-complex="normal"/>
    </style:style>
    <style:style style:name="T7" style:family="text">
      <style:text-properties fo:font-size="10pt" style:font-size-asian="10pt" style:font-size-complex="10pt"/>
    </style:style>
    <style:style style:name="T8" style:family="text">
      <style:text-properties fo:font-size="10pt" fo:language="en" fo:country="GB" style:font-size-asian="10pt" style:language-asian="zxx" style:country-asian="none" style:font-size-complex="10pt" style:language-complex="zxx" style:country-complex="none"/>
    </style:style>
    <style:style style:name="T9" style:family="text">
      <style:text-properties fo:language="en" fo:country="GB"/>
    </style:style>
    <style:style style:name="T10" style:family="text">
      <style:text-properties fo:language="en" fo:country="GB" style:language-asian="zxx" style:country-asian="none" style:language-complex="zxx" style:country-complex="none"/>
    </style:style>
    <style:style style:name="T11" style:family="text">
      <style:text-properties style:language-asian="zxx" style:country-asian="none"/>
    </style:style>
    <style:style style:name="T12" style:family="text">
      <style:text-properties style:language-complex="zxx" style:country-complex="none"/>
    </style:style>
    <style:style style:name="T13" style:family="text">
      <style:text-properties fo:font-size="12pt" style:font-size-asian="12pt" style:font-size-complex="12pt"/>
    </style:style>
    <style:style style:name="T14" style:family="text">
      <style:text-properties fo:font-size="12pt" fo:language="en" fo:country="GB" style:font-size-asian="12pt" style:language-asian="zxx" style:country-asian="none" style:font-size-complex="12pt" style:language-complex="zxx" style:country-complex="none"/>
    </style:style>
    <style:style style:name="T15" style:family="text">
      <style:text-properties fo:font-size="12pt" fo:language="en" fo:country="GB" fo:font-weight="bold" style:font-size-asian="12pt" style:language-asian="zxx" style:country-asian="none" style:font-size-complex="12pt" style:language-complex="zxx" style:country-complex="none"/>
    </style:style>
    <style:style style:name="T16" style:family="text">
      <style:text-properties fo:font-size="12pt" fo:font-weight="bold" style:font-size-asian="12pt" style:font-size-complex="12pt"/>
    </style:style>
    <style:style style:name="T17" style:family="text">
      <style:text-properties style:font-weight-asian="bold"/>
    </style:style>
    <style:style style:name="T18" style:family="text">
      <style:text-properties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
      <text:p text:style-name="P2">OSM static maps API</text:p>
      <text:p text:style-name="P3">author: Paweł Niechoda</text:p>
      <text:p text:style-name="P3">v 0.3 17.08.2009</text:p>
      <text:p text:style-name="P3"/>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Table of contents</text:p>
          </text:index-title>
          <text:p text:style-name="P28">About OSM static maps API<text:tab/>1</text:p>
          <text:p text:style-name="P28">Installation<text:tab/>1</text:p>
          <text:p text:style-name="P29">Structure<text:tab/>1</text:p>
          <text:p text:style-name="P29">Configuration<text:tab/>2</text:p>
          <text:p text:style-name="P29">Database<text:tab/>3</text:p>
          <text:p text:style-name="P28">Default API description<text:tab/>4</text:p>
          <text:p text:style-name="P28">Admin Panel<text:tab/>8</text:p>
        </text:index-body>
      </text:table-of-content>
      <text:p text:style-name="P3"/>
      <text:h text:style-name="P24" text:outline-level="1">About OSM static maps API</text:h>
      <text:p text:style-name="P19"><text:tab/><text:tab/></text:p>
      <text:p text:style-name="P20"><text:tab/><text:tab/>OSM static maps API is a project which main aim to deliver the easy way of embedding OSM maps in web pages. Application which is developed during that project is going to be <text:s/>easily <text:s text:c="2"/>installed by anyone on his server. </text:p>
      <text:h text:style-name="P23" text:outline-level="1">Installation</text:h>
      <text:h text:style-name="P26" text:outline-level="3">Structure</text:h>
      <text:p text:style-name="P18"><text:tab/><text:tab/>Application consists of <text:s/>8 <text:s/>main directories, each of them has a different functions:</text:p>
      <text:list xml:id="list37116233" text:style-name="L1">
        <text:list-item>
          <text:p text:style-name="P14"><text:span text:style-name="T2">code</text:span> – main directory, it contains php code of the application. It consists of 3 subdirectories</text:p>
          <text:list>
            <text:list-item>
              <text:p text:style-name="P14"><text:span text:style-name="T2">base –</text:span> it contains bases classes for the application, e.g. configuration classes, or classes which connects to database etc</text:p>
            </text:list-item>
            <text:list-item>
              <text:p text:style-name="P14"><text:span text:style-name="T2">class –</text:span> this directory contains logic classes</text:p>
            </text:list-item>
            <text:list-item>
              <text:p text:style-name="P14"><text:span text:style-name="T2">module</text:span> – it contains classes action classes which are using classes from directory <text:span text:style-name="T2">class</text:span> to handle any request</text:p>
            </text:list-item>
          </text:list>
        </text:list-item>
        <text:list-item>
          <text:p text:style-name="P14"><text:soft-page-break/><text:span text:style-name="T2">dynamic – </text:span>this directory is place where all cache data are put</text:p>
        </text:list-item>
        <text:list-item>
          <text:p text:style-name="P14"><text:span text:style-name="T2">lib </text:span>- <text:span text:style-name="T2"><text:s/></text:span>here are put all external libraries which are used by application</text:p>
        </text:list-item>
        <text:list-item>
          <text:p text:style-name="P14"><text:span text:style-name="T2">media – </text:span>it is places for putting images</text:p>
        </text:list-item>
        <text:list-item>
          <text:p text:style-name="P14"><text:span text:style-name="T2">style –</text:span> places for putting css files</text:p>
        </text:list-item>
        <text:list-item>
          <text:p text:style-name="P14"><text:span text:style-name="T2">tpl - <text:s/></text:span>it contains templates</text:p>
        </text:list-item>
        <text:list-item>
          <text:p text:style-name="P14"><text:span text:style-name="T2">tpl_c – </text:span>compiled templates</text:p>
        </text:list-item>
        <text:list-item>
          <text:p text:style-name="P8"><text:span text:style-name="T2">doc</text:span><text:span text:style-name="T3"> – documentation of the project</text:span></text:p>
        </text:list-item>
      </text:list>
      <text:h text:style-name="P27" text:outline-level="3"><text:span text:style-name="T10"><text:s text:c="4"/>Configuration</text:span><text:span text:style-name="T10"><text:tab/></text:span></text:h>
      <text:p text:style-name="P4"><text:tab/>Directory <text:span text:style-name="T2">code</text:span><text:span text:style-name="T3"> contains file </text:span><text:span text:style-name="T2">conf.php</text:span><text:span text:style-name="T3">, and this file contains class Conf. There is a private field of that class : $_conf. It is an associative array. This is a places to set configuration options of application. Supported options:</text:span></text:p>
      <text:list xml:id="list37576283" text:style-name="L2">
        <text:list-item>
          <text:p text:style-name="P9"><text:span text:style-name="T3">module_url_variable_name – url name for the variable which indicates module</text:span></text:p>
        </text:list-item>
        <text:list-item>
          <text:p text:style-name="P9"><text:span text:style-name="T3">action_url_variable_name – url name for the variable which indicates action to execute</text:span></text:p>
        </text:list-item>
        <text:list-item>
          <text:p text:style-name="P9"><text:span text:style-name="T3">template_dir – path to directory with templates</text:span></text:p>
        </text:list-item>
        <text:list-item>
          <text:p text:style-name="P9"><text:span text:style-name="T3">template_c_dir - <text:s/>path to directory with compiled templates</text:span></text:p>
        </text:list-item>
        <text:list-item>
          <text:p text:style-name="P9"><text:span text:style-name="T3">css_dir – path to directory with css files</text:span></text:p>
        </text:list-item>
        <text:list-item>
          <text:p text:style-name="P9"><text:span text:style-name="T3">default_drawings_color – default color of all drawings, given as associative array, e.g. array('r' =&gt; 200, 'g' =&gt; 100, 'b' =&gt; 0)</text:span></text:p>
        </text:list-item>
        <text:list-item>
          <text:p text:style-name="P9"><text:span text:style-name="T3">default_path_thickness – default path thickness, possible values: 1 – 5</text:span></text:p>
        </text:list-item>
        <text:list-item>
          <text:p text:style-name="P9"><text:span text:style-name="T3">default_drawings_transparency – default transparency for all drawnings, range: 0 – 127</text:span></text:p>
        </text:list-item>
        <text:list-item>
          <text:p text:style-name="P9"><text:span text:style-name="T3">database_host – database host</text:span></text:p>
        </text:list-item>
        <text:list-item>
          <text:p text:style-name="P9"><text:span text:style-name="T3">database_name – name of database</text:span></text:p>
        </text:list-item>
        <text:list-item>
          <text:p text:style-name="P9"><text:span text:style-name="T3">database_username – database username </text:span></text:p>
        </text:list-item>
        <text:list-item>
          <text:p text:style-name="P9"><text:span text:style-name="T3">database_password – password to database</text:span></text:p>
        </text:list-item>
        <text:list-item>
          <text:p text:style-name="P9"><text:span text:style-name="T3">database_type – type of database, values: Mysql (for MySQL), Pgsql (for PostgeSQL), Oci (Oracle), Mysql (Microsoft SQL Server)</text:span></text:p>
        </text:list-item>
        <text:list-item>
          <text:p text:style-name="P9"><text:span text:style-name="T3">logo_layout – it indicates which logo layout will be used as default</text:span></text:p>
        </text:list-item>
        <text:list-item>
          <text:p text:style-name="P9"><text:span text:style-name="T3">scale_bar_layout – default layout for position of scale bar</text:span></text:p>
        </text:list-item>
        <text:list-item>
          <text:p text:style-name="P9"><text:soft-page-break/><text:span text:style-name="T3">logo_files – array of paths to logo files which are used as OSM logo, there is taken that file which best suit the size of the result map. sample: array('./media/osm_logo_cc.png', './media/osm_small_logo_cc.png').</text:span></text:p>
        </text:list-item>
        <text:list-item>
          <text:p text:style-name="P9"><text:span text:style-name="T3">wrong_map_request_file – image file which is returned in case of wrong map request</text:span></text:p>
        </text:list-item>
        <text:list-item>
          <text:p text:style-name="P9"><text:span text:style-name="T3">tile_cache_days_of_memory – how many days tiles are kept into cache</text:span></text:p>
        </text:list-item>
        <text:list-item>
          <text:p text:style-name="P9"><text:span text:style-name="T3">tile_cache_number_of_files_to_delete – how many tiles are deleted in case whene there not enough place in cache folder</text:span></text:p>
        </text:list-item>
        <text:list-item>
          <text:p text:style-name="P9"><text:span text:style-name="T3">max_number_of_tiles_per_map – limit of how many tiles can be taken to consturct one map</text:span></text:p>
        </text:list-item>
        <text:list-item>
          <text:p text:style-name="P9"><text:span text:style-name="T3">pattern_point_image_map – define map of points markes which can be used to put on map (it refers to url variable pointImagePattern), sample: array('sight' =&gt; 'http://dev.openstreetmap.org/~pafciu17/media/sight_point.png', 'cursor' =&gt; 'http://dev.openstreetmap.org/~pafciu17/media/cursor.png')</text:span></text:p>
        </text:list-item>
      </text:list>
      <text:h text:style-name="P25" text:outline-level="3"><text:span text:style-name="T3">Database</text:span></text:h>
      <text:p text:style-name="P13"><text:tab/>Type of used database can be set up in conf.php. Database consists of two tables: TileServer and User. TileServer is a table with tile server definitions, while User contains rows which represents admins. Each row of TileServer table has 9 fields:</text:p>
      <text:list xml:id="list38466795" text:style-name="L5">
        <text:list-item>
          <text:p text:style-name="P6"><text:span text:style-name="T6">i</text:span><text:span text:style-name="T3">d – integer, primary key</text:span></text:p>
        </text:list-item>
        <text:list-item>
          <text:p text:style-name="P6"><text:span text:style-name="T3">url – varchar, url to tile server</text:span></text:p>
        </text:list-item>
        <text:list-item>
          <text:p text:style-name="P6"><text:span text:style-name="T3">urlName – varchar, url server name, it indicates tile server in url map request</text:span></text:p>
        </text:list-item>
        <text:list-item>
          <text:p text:style-name="P6"><text:span text:style-name="T3">name – varchar, system name of server</text:span></text:p>
        </text:list-item>
        <text:list-item>
          <text:p text:style-name="P6"><text:span text:style-name="T3">cachesize – int, cache size for that tile from that server</text:span></text:p>
        </text:list-item>
        <text:list-item>
          <text:p text:style-name="P6"><text:span text:style-name="T3">tileHeight – int, pixel height of tiles</text:span></text:p>
        </text:list-item>
        <text:list-item>
          <text:p text:style-name="P6"><text:span text:style-name="T3">tileWidth – int, pixel width of tiles</text:span></text:p>
        </text:list-item>
        <text:list-item>
          <text:p text:style-name="P6"><text:span text:style-name="T3">minZoom – int, minimal zoom</text:span></text:p>
        </text:list-item>
        <text:list-item>
          <text:p text:style-name="P6"><text:span text:style-name="T3">maxZoom – int, maximal zoom</text:span></text:p>
        </text:list-item>
      </text:list>
      <text:p text:style-name="P5"><text:span text:style-name="T3">Fields of User table:</text:span></text:p>
      <text:list xml:id="list40504867" text:style-name="L6">
        <text:list-item>
          <text:p text:style-name="P7"><text:span text:style-name="T3">id, integer, primary key</text:span></text:p>
        </text:list-item>
        <text:list-item>
          <text:p text:style-name="P7"><text:span text:style-name="T3">login, varchar, admin login</text:span></text:p>
        </text:list-item>
        <text:list-item>
          <text:p text:style-name="P7"><text:soft-page-break/><text:span text:style-name="T3">password, varchar, password encoded with php function: md5</text:span></text:p>
        </text:list-item>
      </text:list>
      <text:p text:style-name="P5"><text:span text:style-name="T3"><text:tab/>For that version of system the only way to add new user is to put his data into database manually. SQL queries to create databases tables with initial data <text:s/>(MySQL) you will find in database file into directory </text:span><text:span text:style-name="T2">doc</text:span></text:p>
      <text:h text:style-name="P21" text:outline-level="1">Default API description</text:h>
      <text:p text:style-name="P12"><text:tab/>For that moment map can be build in 3 ways: </text:p>
      <text:list xml:id="list41378157" text:style-name="L7">
        <text:list-item>
          <text:p text:style-name="P15"><text:span text:style-name="T10">from given centre point, width, height and zoom of the map:<text:line-break/></text:span><text:a xlink:type="simple" xlink:href="http://dev.openstreetmap.org/%7Epafciu17/?module=map&amp;center=0,51&amp;zoom=7&amp;width=400&amp;height=400">http://dev.openstreetmap.org/~pafciu17/?module=map&amp;center=0,51&amp;zoom=7&amp;width=400&amp;height=400</text:a><text:span text:style-name="T14"> </text:span></text:p>
        </text:list-item>
        <text:list-item>
          <text:p text:style-name="P15"><text:span text:style-name="T14">from given bound box and zoom:</text:span><text:span text:style-name="T8"><text:line-break/></text:span><text:a xlink:type="simple" xlink:href="http://dev.openstreetmap.org/%7Epafciu17/?module=map&amp;bbox=0,70,40,50&amp;zoom=4">http://dev.openstreetmap.org/~pafciu17/?module=map&amp;bbox=0,70,40,50&amp;zoom=4</text:a><text:span text:style-name="T14"> </text:span></text:p>
        </text:list-item>
        <text:list-item>
          <text:p text:style-name="P15"><text:span text:style-name="T14">from given bound box, width and/or height: </text:span><text:span text:style-name="T8"><text:line-break/></text:span><text:a xlink:type="simple" xlink:href="http://dev.openstreetmap.org/%7Epafciu17/?module=map&amp;bbox=0,70,40,50&amp;width=300">http://dev.openstreetmap.org/~pafciu17/?module=map&amp;bbox=0,70,40,50&amp;width=300</text:a><text:span text:style-name="T14"> </text:span><text:a xlink:type="simple" xlink:href="http://dev.openstreetmap.org/%7Epafciu17/?module=map&amp;bbox=0,70,40,50&amp;width=300&amp;height=400">http://dev.openstreetmap.org/~pafciu17/?module=map&amp;bbox=0,70,40,50&amp;width=300&amp;height=400</text:a><text:span text:style-name="T14"> </text:span><text:a xlink:type="simple" xlink:href="http://dev.openstreetmap.org/%7Epafciu17/?module=map&amp;bbox=0,70,40,50&amp;height=300">http://dev.openstreetmap.org/~pafciu17/?module=map&amp;bbox=0,70,40,50&amp;height=300</text:a><text:span text:style-name="T14"> </text:span></text:p>
        </text:list-item>
      </text:list>
      <text:p text:style-name="P17"><text:tab/>There has been set up limit of tiles per map, so each map can be build from no more than 30 tiles. Supported url attributes: </text:p>
      <text:list xml:id="list41422096" text:style-name="L8">
        <text:list-item>
          <text:p text:style-name="P16"><text:span text:style-name="T15">type</text:span><text:span text:style-name="T14">: it indicates which tile server should be used to build up map. Possible values: mapnik, cycle, osmrender. Mapnik is a default value. Samples: <text:line-break/></text:span><text:a xlink:type="simple" xlink:href="http://dev.openstreetmap.org/%7Epafciu17/?module=map&amp;bbox=0,70,40,50&amp;width=300&amp;height=300&amp;type=mapnik">http://dev.openstreetmap.org/~pafciu17/?module=map&amp;bbox=0,70,40,50&amp;width=300&amp;height=300&amp;type=mapnik</text:a><text:span text:style-name="T14"><text:line-break/></text:span><text:a xlink:type="simple" xlink:href="http://dev.openstreetmap.org/%7Epafciu17/?module=map&amp;bbox=0,70,40,50&amp;width=300&amp;height=300&amp;type=cycle">http://dev.openstreetmap.org/~pafciu17/?module=map&amp;bbox=0,70,40,50&amp;width=300&amp;height=300&amp;type=cycle</text:a><text:span text:style-name="T14"> <text:line-break/></text:span><text:a xlink:type="simple" xlink:href="http://dev.openstreetmap.org/%7Epafciu17/?module=map&amp;bbox=0,70,40,50&amp;width=300&amp;height=300&amp;type=osmarender">http://dev.openstreetmap.org/~pafciu17/?module=map&amp;bbox=0,70,40,50&amp;width=300&amp;height=300&amp;type=osmarender</text:a><text:span text:style-name="T14"> </text:span></text:p>
        </text:list-item>
        <text:list-item>
          <text:p text:style-name="P16"><text:span text:style-name="T15">imgType</text:span><text:span text:style-name="T14">: image type of result image. Possible values: png, gif, jpg. Default value is png. Samples:<text:line-break/></text:span><text:a xlink:type="simple" xlink:href="http://dev.openstreetmap.org/%7Epafciu17/?module=map&amp;bbox=-30,30,0,0&amp;width=300&amp;height=300&amp;type=mapnik&amp;imgType=gif">http://dev.openstreetmap.org/~pafciu17/?module=map&amp;bbox=-30,30,0,0&amp;width=300&amp;height=300&amp;type=mapnik&amp;imgType=gif</text:a><text:span text:style-name="T14"><text:line-break/></text:span><text:a xlink:type="simple" xlink:href="http://dev.openstreetmap.org/%7Epafciu17/?module=map&amp;bbox=-30,30,0,0&amp;width=300&amp;height=300&amp;type=mapnik&amp;imgType=jpg">http://dev.openstreetmap.org/~pafciu17/?module=map&amp;bbox=-</text:a><text:soft-page-break/><text:a xlink:type="simple" xlink:href="http://dev.openstreetmap.org/%7Epafciu17/?module=map&amp;bbox=-30,30,0,0&amp;width=300&amp;height=300&amp;type=mapnik&amp;imgType=jpg">30,30,0,0&amp;width=300&amp;height=300&amp;type=mapnik&amp;imgType=jpg</text:a><text:span text:style-name="T14"> </text:span></text:p>
        </text:list-item>
        <text:list-item>
          <text:p text:style-name="P16"><text:span text:style-name="T15">center</text:span><text:span text:style-name="T14">: it describes two coordinates of center point separeted by comma: longitude and latitude. Sample: <text:line-break/></text:span><text:a xlink:type="simple" xlink:href="http://dev.openstreetmap.org/%7Epafciu17/?module=map&amp;center=180,20&amp;zoom=2&amp;width=1200&amp;height=1200">http://dev.openstreetmap.org/~pafciu17/?module=map&amp;center=180,20&amp;zoom=2&amp;width=1200&amp;height=1200</text:a><text:span text:style-name="T14"> </text:span></text:p>
        </text:list-item>
        <text:list-item>
          <text:p text:style-name="P16"><text:span text:style-name="T15">lon</text:span><text:span text:style-name="T14"> and </text:span><text:span text:style-name="T15">lat</text:span><text:span text:style-name="T14">: it is another way to indicate center point of the map, </text:span><text:span text:style-name="T15">lon</text:span><text:span text:style-name="T14"> represents longitude and </text:span><text:span text:style-name="T15">lat</text:span><text:span text:style-name="T14"> refers to latitude. Sample: <text:line-break/></text:span><text:a xlink:type="simple" xlink:href="http://dev.openstreetmap.org/%7Epafciu17/?module=map&amp;lon=180&amp;lat=20&amp;zoom=2&amp;width=1200&amp;height=1200">http://dev.openstreetmap.org/~pafciu17/?module=map&amp;lon=180&amp;lat=20&amp;zoom=2&amp;width=1200&amp;height=1200</text:a><text:span text:style-name="T14"> </text:span></text:p>
        </text:list-item>
        <text:list-item>
          <text:p text:style-name="P10"><text:span text:style-name="T16">zoom</text:span><text:span text:style-name="T13">: zoom of the map </text:span></text:p>
        </text:list-item>
        <text:list-item>
          <text:p text:style-name="P16"><text:span text:style-name="T15">bbox</text:span><text:span text:style-name="T14">: it indicates the bound box of the map. It is given as 4 numbers: longitude of the left bound, latitude of the top bound, longitude of the right bound, latitude of bottom edge. Sample:<text:line-break/></text:span><text:a xlink:type="simple" xlink:href="http://dev.openstreetmap.org/%7Epafciu17/?module=map&amp;bbox=-80,50,-50,10&amp;width=300">http://dev.openstreetmap.org/~pafciu17/?module=map&amp;bbox=-80,50,-50,10&amp;width=300</text:a><text:span text:style-name="T14"> </text:span></text:p>
        </text:list-item>
        <text:list-item>
          <text:p text:style-name="P10"><text:span text:style-name="T16">width</text:span><text:span text:style-name="T13"> and </text:span><text:span text:style-name="T16">height</text:span><text:span text:style-name="T13"> size of the return map (in pixels). </text:span></text:p>
        </text:list-item>
        <text:list-item>
          <text:p text:style-name="P16"><text:span text:style-name="T15">points</text:span><text:span text:style-name="T14">: coordinates of the points which will be drawn on the map. Points are separated by semicolons. Each points has two coordinates: longitude and latitude. Sample:<text:line-break/></text:span><text:a xlink:type="simple" xlink:href="http://dev.openstreetmap.org/%7Epafciu17/?module=map&amp;bbox=-80,50,-67,15&amp;width=500&amp;points=-74,40.34;-82.3,23.1">http://dev.openstreetmap.org/~pafciu17/?module=map&amp;bbox=-80,50,-67,15&amp;width=500&amp;points=-74,40.34;-82.3,23.1</text:a><text:span text:style-name="T14"> Each point can also have specifed: transparency(0 - 127), color (RPG coordinates), pointImageUrl (url to image which will be put in point), pointImagePattern (indicates what pattern image will be used, now 2 values are supported: sight, cursor). Samples: <text:line-break/></text:span><text:a xlink:type="simple" xlink:href="http://dev.openstreetmap.org/%7Epafciu17/?module=map&amp;bbox=-80,50,-67,15&amp;width=500&amp;points=-74,40.34,color:0:20:0,transparency:80;-82.3,23.1,pointImageUrl:dev.openstreetmap.org/%7Epafciu17/media/sight_point.png">http://dev.openstreetmap.org/~pafciu17/?module=map&amp;bbox=-80,50,-67,15&amp;width=500&amp;points=-74,40.34,color:0:20:0,transparency:80;-82.3,23.1,pointImageUrl:dev.openstreetmap.org/~pafciu17/media/sight_point.png</text:a><text:span text:style-name="T14"> </text:span><text:a xlink:type="simple" xlink:href="http://dev.openstreetmap.org/%7Epafciu17/?module=map&amp;bbox=-80,50,-67,15&amp;width=500&amp;points=-74,40.34,pointImagePattern:cursor;-82.3,23.1,pointImagePattern:sight">http://dev.openstreetmap.org/~pafciu17/?module=map&amp;bbox=-80,50,-67,15&amp;width=500&amp;points=-74,40.34,pointImagePattern:cursor;-82.3,23.1,pointImagePattern:sight</text:a><text:span text:style-name="T14"> </text:span></text:p>
        </text:list-item>
        <text:list-item>
          <text:p text:style-name="P16"><text:span text:style-name="T15">paths</text:span><text:span text:style-name="T14">: coordinates of paths, paths are separated by semicolons. Sample:<text:line-break/></text:span><text:a xlink:type="simple" xlink:href="http://dev.openstreetmap.org/%7Epafciu17/?module=map&amp;bbox=-100,45,-67,5&amp;width=600&amp;paths=-74,40.34,-82.3,23.1,-85,35,-87.2,32.12;-90,40,-80,40">http://dev.openstreetmap.org/~pafciu17/?module=map&amp;bbox=-100,45,-67,5&amp;width=600&amp;paths=-74,40.43,-82.3,23.1,-85,35,-87.2,32.12;-90,40,-80,40</text:a><text:span text:style-name="T14"><text:line-break/>Path attributes: color (RPG coordinates), transparency(0 - 127), thickness(1 - 5), sample:<text:line-break/></text:span><text:a xlink:type="simple" xlink:href="http://dev.openstreetmap.org/%7Epafciu17/?module=map&amp;bbox=-100,45,-67,5&amp;width=600&amp;paths=-74,40.43,-82.3,23.1,-85,35,-87.2,32.12,thickness:5,transparency:100;-90,40,-80,40,color:0:255:0">http://dev.openstreetmap.org/~pafciu17/?module=map&amp;bbox=-100,45,-</text:a><text:soft-page-break/><text:a xlink:type="simple" xlink:href="http://dev.openstreetmap.org/%7Epafciu17/?module=map&amp;bbox=-100,45,-67,5&amp;width=600&amp;paths=-74,40.43,-82.3,23.1,-85,35,-87.2,32.12,thickness:5,transparency:100;-90,40,-80,40,color:0:255:0">67,5&amp;width=600&amp;paths=-74,40.43,-82.3,23.1,-85,35,-87.2,32.12,thickness:5,transparency:100;-90,40,-80,40,color:0:255:0</text:a><text:span text:style-name="T14"> </text:span></text:p>
        </text:list-item>
        <text:list-item>
          <text:p text:style-name="P16"><text:span text:style-name="T15">polygons</text:span><text:span text:style-name="T14">: coordinates of vertices of polygons, polygons are separated by semicolons. Sample:<text:line-break/></text:span><text:a xlink:type="simple" xlink:href="http://dev.openstreetmap.org/%7Epafciu17/?module=map&amp;bbox=-100,45,-67,5&amp;width=600&amp;polygons=-74,40.43,-82.3,23.1,-85,35,-87.2,32.12,thickness:5,transparency:100;-90,40,-80,40,-95.45,39,color:0:255:0">http://dev.openstreetmap.org/~pafciu17/?module=map&amp;bbox=-100,45,-67,5&amp;width=600&amp;polygons=-74,40.43,-82.3,23.1,-85,35,-87.2,32.12,thickness:5,transparency:100;-90,40,-80,40,-95.45,39,color:0:255:0</text:a><text:span text:style-name="T14"><text:line-break/>Polygons has the same attributes as paths (so transparency, thickness, color). </text:span></text:p>
        </text:list-item>
        <text:list-item>
          <text:p text:style-name="P16"><text:span text:style-name="T15">filledPolygons</text:span><text:span text:style-name="T14">: coordinates of vertices of polygons. Similar to polygons tag, but this time polygons are filled with given color. Sample: <text:line-break/></text:span><text:a xlink:type="simple" xlink:href="http://dev.openstreetmap.org/%7Epafciu17/?module=map&amp;center=12,52&amp;zoom=4&amp;width=500&amp;height=400&amp;filledPolygons=2.35,48.5,13.40,52.5,0,51.5,color:0:255:0;16.35,48.19,13.4,52.5,30.5,50.45&amp;transparency=100">http://dev.openstreetmap.org/~pafciu17/?module=map&amp;center=12,52&amp;zoom=4&amp;width=500&amp;height=400&amp;filledPolygons=2.35,48.5,13.40,52.5,0,51.5,color:0:255:0;16.35,48.19,13.4,52.5,30.5,50.45&amp;transparency=100</text:a><text:span text:style-name="T14"> attributes: transparency, color. </text:span></text:p>
        </text:list-item>
        <text:list-item>
          <text:p text:style-name="P16"><text:span text:style-name="T15">color</text:span><text:span text:style-name="T14">: color of drawings, given as 3 RPG coordinates. That color is used for all objects which don't have specifed color. Sample:<text:line-break/></text:span><text:a xlink:type="simple" xlink:href="http://dev.openstreetmap.org/%7Epafciu17/?module=map&amp;bbox=-80,50,-67,15&amp;width=500&amp;points=-74,40.344,-82.3,23.1&amp;color=150,0,0">http://dev.openstreetmap.org/~pafciu17/?module=map&amp;bbox=-80,50,-67,15&amp;width=500&amp;points=-74,40.34,-82.3,23.1&amp;color=150,0,0</text:a><text:span text:style-name="T14"> </text:span></text:p>
        </text:list-item>
        <text:list-item>
          <text:p text:style-name="P16"><text:span text:style-name="T15">thickness</text:span><text:span text:style-name="T14">: thickness of paths, polygons, given as number (value: 1 - 5). Sample<text:line-break/></text:span><text:a xlink:type="simple" xlink:href="http://dev.openstreetmap.org/%7Epafciu17/?module=map&amp;center=12,52&amp;zoom=4&amp;width=500&amp;height=400&amp;paths=2.35,48.5,13.40,52.5,0,51.5;16.35,48.19,13.4,52.5,30.5,50.45&amp;thickness=3">http://dev.openstreetmap.org/~pafciu17/?module=map&amp;center=12,52&amp;zoom=4&amp;width=500&amp;height=400&amp;paths=2.35,48.5,13.40,52.5,0,51.5;16.35,48.19,13.4,52.5,30.5,50.45&amp;thickness=3</text:a><text:span text:style-name="T14"> </text:span></text:p>
        </text:list-item>
        <text:list-item>
          <text:p text:style-name="P16"><text:span text:style-name="T15">transparency</text:span><text:span text:style-name="T14">: transparency, given as int number (value: 0 - 127). Sample<text:line-break/></text:span><text:a xlink:type="simple" xlink:href="http://dev.openstreetmap.org/%7Epafciu17/?module=map&amp;center=12,52&amp;zoom=4&amp;width=500&amp;height=400&amp;paths=2.35,48.5,13.40,52.5,0,51.5;16.35,48.19,13.4,52.5,30.5,50.45&amp;transparency=100&amp;thickness=3">http://dev.openstreetmap.org/~pafciu17/?module=map&amp;center=12,52&amp;zoom=4&amp;width=500&amp;height=400&amp;paths=2.35,48.5,13.40,52.5,0,51.5;16.35,48.19,13.4,52.5,30.5,50.45&amp;transparency=100&amp;thickness=3</text:a><text:span text:style-name="T14"> </text:span></text:p>
        </text:list-item>
        <text:list-item>
          <text:p text:style-name="P16"><text:span text:style-name="T15">reload</text:span><text:span text:style-name="T14">: it force application to load all tiles from tile server, in that case cache will not be used<text:line-break/></text:span><text:a xlink:type="simple" xlink:href="http://dev.openstreetmap.org/%7Epafciu17/?module=map&amp;center=23.78677,52.751256,&amp;zoom=10&amp;width=500&amp;height=500">http://dev.openstreetmap.org/~pafciu17/?module=map&amp;center=23.78677,52.751256,&amp;zoom=10&amp;width=500&amp;height=500</text:a><text:span text:style-name="T14"> </text:span></text:p>
        </text:list-item>
        <text:list-item>
          <text:p text:style-name="P16"><text:span text:style-name="T15">logoPos</text:span><text:span text:style-name="T14">: it defines in which part of the map osm logo is put, 4 possible values are supported : leftUpCorner, leftDownCorne, rightUpCorner, rightDownCorner. Default value is leftDownCorner. Samples:<text:line-break/></text:span><text:soft-page-break/><text:a xlink:type="simple" xlink:href="http://dev.openstreetmap.org/%7Epafciu17/?module=map&amp;center=-120,50&amp;zoom=5&amp;width=300&amp;height=300&amp;logoPos=leftUpCorner">http://dev.openstreetmap.org/~pafciu17/?module=map&amp;center=-120,50&amp;zoom=5&amp;width=300&amp;height=300&amp;logoPos=leftUpCorner</text:a><text:span text:style-name="T14"><text:line-break/></text:span><text:a xlink:type="simple" xlink:href="http://dev.openstreetmap.org/%7Epafciu17/?module=map&amp;center=-120,50&amp;zoom=5&amp;width=300&amp;height=300&amp;logoPos=leftDownCorner">http://dev.openstreetmap.org/~pafciu17/?module=map&amp;center=-120,50&amp;zoom=5&amp;width=300&amp;height=300&amp;logoPos=leftDownCorner</text:a><text:span text:style-name="T14"><text:line-break/></text:span><text:a xlink:type="simple" xlink:href="http://dev.openstreetmap.org/%7Epafciu17/?module=map&amp;center=-120,50&amp;zoom=5&amp;width=300&amp;height=300&amp;logoPos=rightUpCorner">http://dev.openstreetmap.org/~pafciu17/?module=map&amp;center=-120,50&amp;zoom=5&amp;width=300&amp;height=300&amp;logoPos=rightUpCorner</text:a><text:span text:style-name="T14"><text:line-break/></text:span><text:a xlink:type="simple" xlink:href="http://dev.openstreetmap.org/%7Epafciu17/?module=map&amp;center=-120,50&amp;zoom=5&amp;width=300&amp;height=300&amp;logoPos=rightDownCorner">http://dev.openstreetmap.org/~pafciu17/?module=map&amp;center=-120,50&amp;zoom=5&amp;width=300&amp;height=300&amp;logoPos=rightDownCorner</text:a><text:span text:style-name="T14"><text:line-break/></text:span><text:a xlink:type="simple" xlink:href="http://dev.openstreetmap.org/%7Epafciu17/?module=map&amp;center=-120,50&amp;zoom=5&amp;width=300&amp;height=300&amp;">http://dev.openstreetmap.org/~pafciu17/?module=map&amp;center=-120,50&amp;zoom=5&amp;width=300&amp;height=300</text:a><text:span text:style-name="T14"> </text:span></text:p>
        </text:list-item>
        <text:list-item>
          <text:p text:style-name="P16"><text:span text:style-name="T15">scaleBarPos</text:span><text:span text:style-name="T14"> and </text:span><text:span text:style-name="T15">scaleBarUnit</text:span><text:span text:style-name="T14">, These parameters define how scale bar will be displayed. </text:span><text:span text:style-name="T15">scaleBarPos</text:span><text:span text:style-name="T14"> defines where scale bar will be put (values: leftUpCorner, rightUpCorner, rightDownCorner, leftDownCorner, without) and </text:span><text:span text:style-name="T15">scaleBarUnit</text:span><text:span text:style-name="T14"> sets what distance unit will be used (mi for miles, km for kilometers, km is a default value). Samples: <text:line-break/></text:span><text:a xlink:type="simple" xlink:href="http://dev.openstreetmap.org/%7Epafciu17/?module=map&amp;center=0,51&amp;zoom=4&amp;width=400&amp;height=400">http://dev.openstreetmap.org/~pafciu17/?module=map&amp;center=0,51&amp;zoom=4&amp;width=400&amp;height=400</text:a><text:span text:style-name="T14"><text:line-break/></text:span><text:a xlink:type="simple" xlink:href="http://dev.openstreetmap.org/%7Epafciu17/?module=map&amp;center=0,51&amp;zoom=4&amp;width=400&amp;height=400&amp;scaleBarPos=rightDownCorner">http://dev.openstreetmap.org/~pafciu17/?module=map&amp;center=0,51&amp;zoom=4&amp;width=400&amp;height=400&amp;scaleBarPos=rightDownCorner</text:a><text:span text:style-name="T14"><text:line-break/></text:span><text:a xlink:type="simple" xlink:href="http://dev.openstreetmap.org/%7Epafciu17/?module=map&amp;center=0,51&amp;zoom=4&amp;width=400&amp;height=400&amp;scaleBarPos=leftDownCorner">http://dev.openstreetmap.org/~pafciu17/?module=map&amp;center=0,51&amp;zoom=4&amp;width=400&amp;height=400&amp;scaleBarPos=leftDownCorner</text:a><text:span text:style-name="T14"><text:line-break/></text:span><text:a xlink:type="simple" xlink:href="http://dev.openstreetmap.org/%7Epafciu17/?module=map&amp;center=0,51&amp;zoom=4&amp;width=400&amp;height=400&amp;scaleBarUnit=mi">http://dev.openstreetmap.org/~pafciu17/?module=map&amp;center=0,51&amp;zoom=4&amp;width=400&amp;height=400&amp;scaleBarPos=scaleBarUnit=mi</text:a><text:span text:style-name="T14"> </text:span></text:p>
        </text:list-item>
        <text:list-item>
          <text:p text:style-name="P16"><text:span text:style-name="T15">paramFileUrl</text:span><text:span text:style-name="T14"> the url which indicates file with map request data. Sometimes there is too many of given parameters and url becomes too complicated, in such case it is better to put them in file, and in request just give the url to that file. Url parameters have higher priority, so in case of conflicts url parameters are taken into account instead of those from file. Samples: <text:line-break/></text:span><text:a xlink:type="simple" xlink:href="http://dev.openstreetmap.org/%7Epafciu17/?module=map&amp;paramFileUrl=http://dev.openstreetmap.org/%7Epafciu17/samples/sample_map_request.txt">http://dev.openstreetmap.org/~pafciu17/?module=map&amp;paramFileUrl=http://dev.openstreetmap.org/~pafciu17/samples/sample_map_request.txt</text:a><text:span text:style-name="T14"><text:line-break/></text:span><text:a xlink:type="simple" xlink:href="http://dev.openstreetmap.org/%7Epafciu17/?module=map&amp;paramFileUrl=http://dev.openstreetmap.org/%7Epafciu17/samples/sample_map_request.txt">http://dev.openstreetmap.org/~pafciu17/?</text:a><text:soft-page-break/><text:a xlink:type="simple" xlink:href="http://dev.openstreetmap.org/%7Epafciu17/?module=map&amp;paramFileUrl=http://dev.openstreetmap.org/%7Epafciu17/samples/sample_map_request.txt">module=map&amp;zoom=4&amp;paramFileUrl=http://dev.openstreetmap.org/~pafciu17/samples/sample_map_request.txt</text:a><text:span text:style-name="T14"><text:line-break/>Structure of the file: each attribute is given in one line. Line starts with name of parameter and after the char "=" goes the value. Sample file: <text:s/></text:span></text:p>
        </text:list-item>
      </text:list>
      <table:table table:name="Tabela1" table:style-name="Tabela1">
        <table:table-column table:style-name="Tabela1.A"/>
        <table:table-row>
          <table:table-cell table:style-name="Tabela1.A1" office:value-type="string">
            <text:p text:style-name="P1">center=22,52.6</text:p>
            <text:p text:style-name="P1">zoom=3</text:p>
            <text:p text:style-name="P1">points=22,52;20,51,color:0:255:0</text:p>
            <text:p text:style-name="P1">transparency=100</text:p>
            <text:p text:style-name="P1">width=400</text:p>
            <text:p text:style-name="P1">height=400</text:p>
          </table:table-cell>
        </table:table-row>
      </table:table>
      <text:list xml:id="list42298152" text:continue-numbering="true" text:style-name="L8">
        <text:list-header>
          <text:p text:style-name="P10"><text:span text:style-name="T13"><text:s text:c="80"/></text:span></text:p>
        </text:list-header>
      </text:list>
      <text:p text:style-name="P4"><text:span text:style-name="T13">Range of longitude values: from -180 to 180 <text:line-break/>Range of latitude values: from -85.0511 to 85.0511 </text:span></text:p>
      <text:h text:style-name="P21" text:outline-level="1"><text:span text:style-name="T13">Admin Panel</text:span></text:h>
      <text:p text:style-name="P4"><text:span text:style-name="T13"><text:tab/>The main function of admin panel is to control supported tiles servers. Admin is able to add, edit or remove server. Each server has 8 fields which can be set up by admin:</text:span></text:p>
      <text:list xml:id="list42133475" text:style-name="L19">
        <text:list-item>
          <text:p text:style-name="P11"><text:span text:style-name="T13">Name - unique system name of the server</text:span></text:p>
        </text:list-item>
        <text:list-item>
          <text:p text:style-name="P11"><text:span text:style-name="T13">Url name - unique url server name, it is used in map request url to recognize the server</text:span></text:p>
        </text:list-item>
        <text:list-item>
          <text:p text:style-name="P11"><text:span text:style-name="T13">Url pattern - parameters of the requested tile are expressed by tags: &lt;zoom&gt;, &lt;x&gt;, &lt;y&gt;, sample: http://tile.openstreetmap.org/&lt;zoom&gt;/&lt;x&gt;/&lt;y&gt;.png</text:span></text:p>
        </text:list-item>
        <text:list-item>
          <text:p text:style-name="P11"><text:span text:style-name="T13">Tile height - height of the tile from the server (in pixels)</text:span></text:p>
        </text:list-item>
        <text:list-item>
          <text:p text:style-name="P11"><text:span text:style-name="T13">Tile width - width of the tile from the server (in pixels)</text:span></text:p>
        </text:list-item>
        <text:list-item>
          <text:p text:style-name="P11"><text:span text:style-name="T13">Minimal zoom - minimal zoom which is handled by server</text:span></text:p>
        </text:list-item>
        <text:list-item>
          <text:p text:style-name="P11"><text:span text:style-name="T13">Maximal zoom - maximal zoom which is handled by server</text:span></text:p>
        </text:list-item>
        <text:list-item>
          <text:p text:style-name="P11"><text:span text:style-name="T13">Cache size - how many Mb is used for caching tiles from that server <text:line-break/><text:tab/></text:span></text:p>
        </text:list-item>
      </text:list>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DejaVu Sans Mono"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4H52M50S</meta:editing-duration>
    <meta:editing-cycles>64</meta:editing-cycles>
    <meta:generator>OpenOffice.org/3.1$Win32 OpenOffice.org_project/310m11$Build-9399</meta:generator>
    <dc:date>2009-08-17T22:18:59.01</dc:date>
    <dc:creator>Pawel </dc:creator>
    <meta:document-statistic meta:table-count="1" meta:image-count="0" meta:object-count="0" meta:page-count="8" meta:paragraph-count="109" meta:word-count="1495" meta:character-count="13172"/>
    <meta:user-defined meta:name="Info 1"/>
    <meta:user-defined meta:name="Info 2"/>
    <meta:user-defined meta:name="Info 3"/>
    <meta:user-defined meta:name="Info 4"/>
  </office:meta>
</office:document-meta>
</file>